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d41" officeooo:paragraph-rsid="000abd41"/>
    </style:style>
    <style:style style:name="P2" style:family="paragraph" style:parent-style-name="Standard">
      <style:text-properties fo:font-size="20pt" officeooo:rsid="000abd41" officeooo:paragraph-rsid="000abd41" style:font-size-asian="20pt" style:font-size-complex="20pt"/>
    </style:style>
    <style:style style:name="P3" style:family="paragraph" style:parent-style-name="Standard">
      <style:text-properties fo:font-size="20pt" officeooo:rsid="000c4ad7" officeooo:paragraph-rsid="000c4ad7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NERALES</text:p>
      <text:p text:style-name="P1"/>
      <text:p text:style-name="P1">OBJETIVOS</text:p>
      <text:p text:style-name="P1"/>
      <text:p text:style-name="P1">URL</text:p>
      <text:p text:style-name="P1"/>
      <text:p text:style-name="P1">CONTENIDOS Y SERVICIOS</text:p>
      <text:p text:style-name="P1"/>
      <text:p text:style-name="P1">ESTRUCTURA</text:p>
      <text:p text:style-name="P1"/>
      <text:p text:style-name="P1">LOOK &amp; FEEL</text:p>
      <text:p text:style-name="P1"/>
      <text:p text:style-name="P1">COHERENTE</text:p>
      <text:p text:style-name="P1"/>
      <text:p text:style-name="P1">RECONOCIBLE</text:p>
      <text:p text:style-name="P1"/>
      <text:p text:style-name="P1">ACTUALIZACIONES PERIÓDICAS</text:p>
      <text:p text:style-name="P1"/>
      <text:p text:style-name="P2">IDENTIDAD E INFO</text:p>
      <text:p text:style-name="P2"/>
      <text:p text:style-name="P3">LENGUAJE Y REDACCIÓN</text:p>
      <text:p text:style-name="P2"/>
      <text:p text:style-name="P2">ROTULADO</text:p>
      <text:p text:style-name="P2"/>
      <text:p text:style-name="P2">ESTRUCTURA Y NAVEGACIÓN</text:p>
      <text:p text:style-name="P2"/>
      <text:p text:style-name="P2">LAY-OUT</text:p>
      <text:p text:style-name="P2"/>
      <text:p text:style-name="P2">BÚSQUEDA</text:p>
      <text:p text:style-name="P2"/>
      <text:p text:style-name="P2">ELEMENTOS MULTIMEDIA</text:p>
      <text:p text:style-name="P2"/>
      <text:p text:style-name="P2">AYUDA</text:p>
      <text:p text:style-name="P2"/>
      <text:p text:style-name="P2">CONTROL Y RETROALIMENTACIÓN</text:p>
      <text:p text:style-name="P3"/>
      <text:p text:style-name="P3">ACCESIBILIDA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2:29:54.984997226</meta:creation-date>
    <dc:date>2022-10-20T13:06:33.813439654</dc:date>
    <meta:editing-duration>PT16M18S</meta:editing-duration>
    <meta:editing-cycles>1</meta:editing-cycles>
    <meta:document-statistic meta:table-count="0" meta:image-count="0" meta:object-count="0" meta:page-count="1" meta:paragraph-count="19" meta:word-count="33" meta:character-count="257" meta:non-whitespace-character-count="243"/>
    <meta:generator>LibreOffice/7.3.6.2$Linux_X86_64 LibreOffice_project/30$Build-2</meta:generator>
  </office:meta>
</office:document-meta>
</file>